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47" style:family="table-column">
      <style:table-column-properties fo:break-before="auto" style:column-width="5.0417in"/>
    </style:style>
    <style:style style:name="co151" style:family="table-column">
      <style:table-column-properties fo:break-before="auto" style:column-width="1.2709in"/>
    </style:style>
    <style:style style:name="co152" style:family="table-column">
      <style:table-column-properties fo:break-before="auto" style:column-width="1.0626in"/>
    </style:style>
    <style:style style:name="co153"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6" style:family="table-row">
      <style:table-row-properties style:row-height="2.2591in" fo:break-before="auto" style:use-optimal-row-height="true"/>
    </style:style>
    <style:style style:name="ro145" style:family="table-row">
      <style:table-row-properties style:row-height="2.4457in" fo:break-before="auto" style:use-optimal-row-height="true"/>
    </style:style>
    <style:style style:name="ro192"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47"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ro183" style:family="table-row">
      <style:table-row-properties style:row-height="1.1398in" fo:break-before="auto" style:use-optimal-row-height="true"/>
    </style:style>
    <style:style style:name="ro151" style:family="table-row">
      <style:table-row-properties style:row-height="1.6992in" fo:break-before="auto" style:use-optimal-row-height="true"/>
    </style:style>
    <style:style style:name="ro152" style:family="table-row">
      <style:table-row-properties style:row-height="1.8862in" fo:break-before="auto" style:use-optimal-row-height="true"/>
    </style:style>
    <style:style style:name="ro154" style:family="table-row">
      <style:table-row-properties style:row-height="0.5799in" fo:break-before="auto" style:use-optimal-row-height="true"/>
    </style:style>
    <style:style style:name="ro155" style:family="table-row">
      <style:table-row-properties style:row-height="0.7665in" fo:break-before="auto" style:use-optimal-row-height="true"/>
    </style:style>
    <style:style style:name="ro156" style:family="table-row">
      <style:table-row-properties style:row-height="0.9535in" fo:break-before="auto" style:use-optimal-row-height="true"/>
    </style:style>
    <style:style style:name="ro157" style:family="table-row">
      <style:table-row-properties style:row-height="1.3264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0.3937in" fo:break-before="auto" style:use-optimal-row-height="true"/>
    </style:style>
    <style:style style:name="ro160"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09" style:family="table-row">
      <style:table-row-properties style:row-height="0.2035in" fo:break-before="auto" style:use-optimal-row-height="true"/>
    </style:style>
    <style:style style:name="ro210" style:family="table-row">
      <style:table-row-properties style:row-height="0.2173in" fo:break-before="auto" style:use-optimal-row-height="true"/>
    </style:style>
    <style:style style:name="ro211" style:family="table-row">
      <style:table-row-properties style:row-height="1.3047in" fo:break-before="auto" style:use-optimal-row-height="true"/>
    </style:style>
    <style:style style:name="ro212" style:family="table-row">
      <style:table-row-properties style:row-height="1.8571in" fo:break-before="auto" style:use-optimal-row-height="true"/>
    </style:style>
    <style:style style:name="ro213" style:family="table-row">
      <style:table-row-properties style:row-height="2.0409in" fo:break-before="auto" style:use-optimal-row-height="true"/>
    </style:style>
    <style:style style:name="ro214" style:family="table-row">
      <style:table-row-properties style:row-height="1.6728in" fo:break-before="auto" style:use-optimal-row-height="true"/>
    </style:style>
    <style:style style:name="ro215" style:family="table-row">
      <style:table-row-properties style:row-height="1.1244in" fo:break-before="auto" style:use-optimal-row-height="true"/>
    </style:style>
    <style:style style:name="ro216"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ff0000"/>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ext-properties style:font-name="Arial2"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data-style-name="N0">
      <style:table-cell-properties fo:background-color="transparent"/>
      <style:text-properties style:font-name="Arial2" style:font-name-asian="Arial2" style:font-name-complex="Arial2"/>
    </style:style>
    <style:style style:name="ce16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9" style:family="table-cell" style:parent-style-name="Default" style:data-style-name="N0">
      <style:table-cell-properties fo:background-color="#cccccc"/>
      <style:text-properties style:font-name="Arial2" style:font-name-asian="Arial2" style:font-name-complex="Arial2"/>
    </style:style>
    <style:style style:name="ce170"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9"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7" table:default-cell-style-name="ce1"/>
        <table:table-column table:style-name="co1" table:default-cell-style-name="ce1"/>
        <table:table-column table:style-name="co151" table:default-cell-style-name="ce1"/>
        <table:table-column table:style-name="co1" table:number-columns-repeated="13" table:default-cell-style-name="ce1"/>
        <table:table-column table:style-name="co152" table:default-cell-style-name="ce1"/>
        <table:table-column table:style-name="co153"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209">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09">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0">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09">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09">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09">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209">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209">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49" office:value-type="string">
            <text:p>Closed</text:p>
          </table:table-cell>
          <table:table-cell table:style-name="ce19"/>
          <table:table-cell table:number-columns-repeated="1011"/>
        </table:table-row>
        <table:table-row table:style-name="ro209">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209">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49" office:value-type="string">
            <text:p>Blocked</text:p>
          </table:table-cell>
          <table:table-cell table:style-name="ce177"/>
          <table:table-cell table:style-name="ce24" table:number-columns-repeated="5"/>
          <table:table-cell table:number-columns-repeated="1006"/>
        </table:table-row>
        <table:table-row table:style-name="ro209">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49" office:value-type="string">
            <text:p>Sometimes</text:p>
          </table:table-cell>
          <table:table-cell table:style-name="ce22"/>
          <table:table-cell table:style-name="ce24" table:number-columns-repeated="5"/>
          <table:table-cell table:number-columns-repeated="1006"/>
        </table:table-row>
        <table:table-row table:style-name="ro210">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210">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209">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209">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209">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209">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209">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209">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209">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46">
            <text:p>46</text:p>
          </table:table-cell>
          <table:table-cell table:number-columns-repeated="1004"/>
        </table:table-row>
        <table:table-row table:style-name="ro209">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89">
            <text:p>89</text:p>
          </table:table-cell>
          <table:table-cell table:number-columns-repeated="1004"/>
        </table:table-row>
        <table:table-row table:style-name="ro209">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209">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209">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209">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209">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209">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209">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60">
            <text:p>260</text:p>
          </table:table-cell>
          <table:table-cell table:number-columns-repeated="1004"/>
        </table:table-row>
        <table:table-row table:style-name="ro209">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0">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209">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209">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209">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number-columns-repeated="8"/>
          <table:table-cell table:number-columns-repeated="1015"/>
        </table:table-row>
        <table:table-row table:style-name="ro1">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1">
          <table:table-cell table:number-columns-repeated="3"/>
          <table:table-cell table:style-name="ce138"/>
          <table:table-cell table:style-name="ce143"/>
          <table:table-cell table:number-columns-repeated="1019"/>
        </table:table-row>
        <table:table-row table:style-name="ro1">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43"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2">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3">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4">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5"/>
        <table:table-column table:style-name="co131" table:default-cell-style-name="ce155"/>
        <table:table-column table:style-name="co28" table:default-cell-style-name="ce155"/>
        <table:table-column table:style-name="co132" table:default-cell-style-name="ce155"/>
        <table:table-column table:style-name="co28" table:default-cell-style-name="ce155"/>
        <table:table-column table:style-name="co133" table:default-cell-style-name="ce155"/>
        <table:table-column table:style-name="co134" table:default-cell-style-name="ce155"/>
        <table:table-column table:style-name="co135" table:default-cell-style-name="ce155"/>
        <table:table-column table:style-name="co136" table:default-cell-style-name="ce155"/>
        <table:table-column table:style-name="co137" table:default-cell-style-name="ce155"/>
        <table:table-column table:style-name="co138" table:default-cell-style-name="ce155"/>
        <table:table-column table:style-name="co28" table:visibility="collapse" table:default-cell-style-name="ce167"/>
        <table:table-column table:style-name="co28" table:visibility="collapse" table:number-columns-repeated="3" table:default-cell-style-name="ce155"/>
        <table:table-column table:style-name="co139" table:default-cell-style-name="ce155"/>
        <table:table-column table:style-name="co140" table:default-cell-style-name="ce155"/>
        <table:table-column table:style-name="co22" table:default-cell-style-name="ce155"/>
        <table:table-column table:style-name="co28" table:number-columns-repeated="1004" table:default-cell-style-name="ce155"/>
        <table:table-column table:style-name="co23" table:default-cell-style-name="ce155"/>
        <table:table-row table:style-name="ro13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9" office:value-type="string">
            <text:p>Build Date 9<text:span text:style-name="T1">th</text:span> june</text:p>
          </table:table-cell>
          <table:table-cell table:style-name="ce159"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8" office:value-type="string">
            <text:p>DATE : July 11 , 2011</text:p>
            <text:p>REVISION: 2412</text:p>
            <text:p>BROWSER: Internet Explorer</text:p>
          </table:table-cell>
          <table:table-cell table:style-name="ce16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2"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3"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7"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0"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2"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8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4"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4">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5"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6"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15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92">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2" table:number-columns-repeated="13"/>
          <table:table-cell table:style-name="ce170"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2" table:number-columns-repeated="13"/>
          <table:table-cell table:style-name="ce170" table:number-columns-repeated="999"/>
        </table:table-row>
        <table:table-row table:style-name="ro146" table:visibility="filter">
          <table:table-cell table:style-name="ce153" office:value-type="string">
            <text:p>TE176</text:p>
          </table:table-cell>
          <table:table-cell table:style-name="ce153" office:value-type="string">
            <text:p>L2</text:p>
          </table:table-cell>
          <table:table-cell table:style-name="ce156" office:value-type="string">
            <text:p>Create Organization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3"/>
          <table:table-cell table:style-name="ce156" office:value-type="string">
            <text:p>1. Verify that UI of Organization Window Should not get disturbed</text:p>
          </table:table-cell>
          <table:table-cell table:style-name="ce153"/>
          <table:table-cell table:style-name="ce153" office:value-type="string">
            <text:p>FAIL</text:p>
          </table:table-cell>
          <table:table-cell table:style-name="ce153"/>
          <table:table-cell table:style-name="ce153" office:value-type="string">
            <text:p>#196</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5" table:visibility="filter">
          <table:table-cell table:style-name="ce153" office:value-type="string">
            <text:p>TE177</text:p>
          </table:table-cell>
          <table:table-cell table:style-name="ce153"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3"/>
          <table:table-cell table:style-name="ce156" office:value-type="string">
            <text:p>1. Verify that UI of Organization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7</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83" table:visibility="filter">
          <table:table-cell table:style-name="ce153" office:value-type="string">
            <text:p>TE178</text:p>
          </table:table-cell>
          <table:table-cell table:style-name="ce153"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3"/>
          <table:table-cell table:style-name="ce156" office:value-type="string">
            <text:p>1. Verify that UI of Phase Window Should not get disturbed</text:p>
          </table:table-cell>
          <table:table-cell table:style-name="ce153"/>
          <table:table-cell table:style-name="ce153" office:value-type="string">
            <text:p>FAIL</text:p>
          </table:table-cell>
          <table:table-cell table:style-name="ce153"/>
          <table:table-cell table:style-name="ce153" office:value-type="string">
            <text:p>#198</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3" table:visibility="filter">
          <table:table-cell table:style-name="ce153" office:value-type="string">
            <text:p>TE179</text:p>
          </table:table-cell>
          <table:table-cell table:style-name="ce153"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3"/>
          <table:table-cell table:style-name="ce156" office:value-type="string">
            <text:p>1. Verify that UI of Phas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9</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54" table:visibility="filter">
          <table:table-cell table:style-name="ce153" office:value-type="string">
            <text:p>TE180</text:p>
          </table:table-cell>
          <table:table-cell table:style-name="ce153"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3"/>
          <table:table-cell table:style-name="ce156" office:value-type="string">
            <text:p>1. Verify that UI of Locale Window Should not get disturbed</text:p>
          </table:table-cell>
          <table:table-cell table:style-name="ce153"/>
          <table:table-cell table:style-name="ce153" office:value-type="string">
            <text:p>FAIL</text:p>
          </table:table-cell>
          <table:table-cell table:style-name="ce153"/>
          <table:table-cell table:style-name="ce153" office:value-type="string">
            <text:p>#20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1</text:p>
          </table:table-cell>
          <table:table-cell table:style-name="ce153"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3"/>
          <table:table-cell table:style-name="ce156" office:value-type="string">
            <text:p>1. Verify that UI of Local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1</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2</text:p>
          </table:table-cell>
          <table:table-cell table:style-name="ce153"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3"/>
          <table:table-cell table:style-name="ce156" office:value-type="string">
            <text:p>1. Verify that UI of Event Window Should not get disturbed</text:p>
          </table:table-cell>
          <table:table-cell table:style-name="ce153"/>
          <table:table-cell table:style-name="ce153" office:value-type="string">
            <text:p>FAIL</text:p>
          </table:table-cell>
          <table:table-cell table:style-name="ce153"/>
          <table:table-cell table:style-name="ce153" office:value-type="string">
            <text:p>#202</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3</text:p>
          </table:table-cell>
          <table:table-cell table:style-name="ce153"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3"/>
          <table:table-cell table:style-name="ce156" office:value-type="string">
            <text:p>1. Verify that UI of Ev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3</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72" table:visibility="filter">
          <table:table-cell table:style-name="ce153" office:value-type="string">
            <text:p>TE184</text:p>
          </table:table-cell>
          <table:table-cell table:style-name="ce153"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3"/>
          <table:table-cell table:style-name="ce156" office:value-type="string">
            <text:p>1. Verify that UI of Agent Window Should not get disturbed</text:p>
          </table:table-cell>
          <table:table-cell table:style-name="ce153"/>
          <table:table-cell table:style-name="ce153" office:value-type="string">
            <text:p>FAIL</text:p>
          </table:table-cell>
          <table:table-cell table:style-name="ce153"/>
          <table:table-cell table:style-name="ce153" office:value-type="string">
            <text:p>#204</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5</text:p>
          </table:table-cell>
          <table:table-cell table:style-name="ce153"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3"/>
          <table:table-cell table:style-name="ce156" office:value-type="string">
            <text:p>1. Verify that UI of Ag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5</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60" table:visibility="filter">
          <table:table-cell table:style-name="ce154" office:value-type="string">
            <text:p>TE186</text:p>
          </table:table-cell>
          <table:table-cell table:style-name="ce154" office:value-type="string">
            <text:p>L2</text:p>
          </table:table-cell>
          <table:table-cell table:style-name="ce157" office:value-type="string">
            <text:p>Update Medium name with more than 100 Characters</text:p>
          </table:table-cell>
          <table:table-cell table:style-name="ce154"/>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4"/>
          <table:table-cell table:style-name="ce157" office:value-type="string">
            <text:p>1. Verify that UI of Transmission Medium <text:s/>Window Should not get disturbed</text:p>
          </table:table-cell>
          <table:table-cell table:style-name="ce154"/>
          <table:table-cell table:style-name="ce154" office:value-type="string">
            <text:p>FAIL</text:p>
          </table:table-cell>
          <table:table-cell table:style-name="ce154"/>
          <table:table-cell table:style-name="ce154" office:value-type="string">
            <text:p>#21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0">08/10/2011</text:date>, <text:time>16:29: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0T16:29:18.87</dc:date>
    <meta:editing-cycles>2243</meta:editing-cycles>
    <meta:editing-duration>PT121H54M33S</meta:editing-duration>
    <meta:document-statistic meta:table-count="18" meta:cell-count="8290" meta:object-count="0"/>
  </office:meta>
</office:document-meta>
</file>